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39.74pt"/>
    </style:style>
    <style:style style:name="co2" style:family="table-column">
      <style:table-column-properties fo:break-before="auto" style:column-width="144.74pt"/>
    </style:style>
    <style:style style:name="co3" style:family="table-column">
      <style:table-column-properties fo:break-before="auto" style:column-width="63.01pt"/>
    </style:style>
    <style:style style:name="co4" style:family="table-column">
      <style:table-column-properties fo:break-before="auto" style:column-width="90pt"/>
    </style:style>
    <style:style style:name="co5" style:family="table-column">
      <style:table-column-properties fo:break-before="auto" style:column-width="480.7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ackground-color="#9fc5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b6d7a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ea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a4c2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e59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b6d7a8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ea999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a4c2f4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9fc5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number-columns-repeated="101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Abilities</text:p>
          </table:table-cell>
          <table:table-cell table:style-name="ce1" office:value-type="string" calcext:value-type="string">
            <text:p>PlayerHP</text:p>
          </table:table-cell>
          <table:table-cell table:style-name="ce1" office:value-type="string" calcext:value-type="string">
            <text:p>EnemyHP</text:p>
          </table:table-cell>
          <table:table-cell table:style-name="ce1" office:value-type="string" calcext:value-type="string">
            <text:p>CardDraw</text:p>
          </table:table-cell>
          <table:table-cell table:style-name="ce15" office:value-type="string" calcext:value-type="string">
            <text:p>Text description</text:p>
          </table:table-cell>
          <table:table-cell table:style-name="ce16" table:number-columns-repeated="15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Slimer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----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8" office:value-type="string" calcext:value-type="string">
            <text:p>Summon: You gain 1 health.</text:p>
          </table:table-cell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Scuttler</text:p>
          </table:table-cell>
          <table:table-cell table:style-name="ce2" office:value-type="string" calcext:value-type="string">
            <text:p>creatur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---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string" calcext:value-type="string">
            <text:p>Summon: Deal 1 damage to your opponent.</text:p>
          </table:table-cell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Beavrat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--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Plated Toad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---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Grime Gnasher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--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Murgling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--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Rootkin Sapling</text:p>
          </table:table-cell>
          <table:table-cell table:style-name="ce2" office:value-type="string" calcext:value-type="string">
            <text:p>creature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---W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Psyshroom</text:p>
          </table:table-cell>
          <table:table-cell table:style-name="ce2" office:value-type="string" calcext:value-type="string">
            <text:p>creature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---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Corrupted Beavrat</text:p>
          </table:table-cell>
          <table:table-cell table:style-name="ce2" office:value-type="string" calcext:value-type="string">
            <text:p>creature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---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Carnivorous Bush</text:p>
          </table:table-cell>
          <table:table-cell table:style-name="ce2" office:value-type="string" calcext:value-type="string">
            <text:p>creature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D-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Snowsaur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--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8" office:value-type="string" calcext:value-type="string">
            <text:p>Woodshroom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---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Swamp Terror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---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string" calcext:value-type="string">
            <text:p>Summon: You gain 1 health and deal\n1 damage to your opponent.</text:p>
          </table:table-cell>
          <table:table-cell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8" office:value-type="string" calcext:value-type="string">
            <text:p>Fanged Lunger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--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8" office:value-type="string" calcext:value-type="string">
            <text:p>Pouncing Flailmouth</text:p>
          </table:table-cell>
          <table:table-cell table:style-name="ce2" office:value-type="string" calcext:value-type="string">
            <text:p>creature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---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Wrangler Fish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--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8" office:value-type="string" calcext:value-type="string">
            <text:p>Ash Walker</text:p>
          </table:table-cell>
          <table:table-cell table:style-name="ce2" office:value-type="string" calcext:value-type="string">
            <text:p>creature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---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8" office:value-type="string" calcext:value-type="string">
            <text:p>Acid Golem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---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8" office:value-type="string" calcext:value-type="string">
            <text:p>Foulbeast</text:p>
          </table:table-cell>
          <table:table-cell table:style-name="ce2" office:value-type="string" calcext:value-type="string">
            <text:p>creature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----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8" office:value-type="string" calcext:value-type="string">
            <text:p>Hedge Demon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--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8" office:value-type="string" calcext:value-type="string">
            <text:p>Crested Scuttler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---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8" office:value-type="string" calcext:value-type="string">
            <text:p>Sigbovak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---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8" office:value-type="string" calcext:value-type="string">
            <text:p>Titan Cave Hog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----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8" office:value-type="string" calcext:value-type="string">
            <text:p>Exploding Skitterbug</text:p>
          </table:table-cell>
          <table:table-cell table:style-name="ce2" office:value-type="string" calcext:value-type="string">
            <text:p>creature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---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string" calcext:value-type="string">
            <text:p>Summon: Deal 1 damage to your opponent.</text:p>
          </table:table-cell>
          <table:table-cell table:number-columns-repeated="101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8" office:value-type="string" calcext:value-type="string">
            <text:p>Spiney Chompleaf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----</text:p>
          </table:table-cell>
          <table:table-cell table:number-columns-repeated="2" table:style-name="ce2" office:value-type="float" office:value="-2" calcext:value-type="float">
            <text:p>-2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string" calcext:value-type="string">
            <text:p>Summon: Deal 2 damage to each player.</text:p>
          </table:table-cell>
          <table:table-cell table:number-columns-repeated="101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8" office:value-type="string" calcext:value-type="string">
            <text:p>Razor Crab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---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string" calcext:value-type="string">
            <text:p>Summon: Deal 1 damage to your opponent.</text:p>
          </table:table-cell>
          <table:table-cell table:number-columns-repeated="101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8" office:value-type="string" calcext:value-type="string">
            <text:p>Nut Gatherer</text:p>
          </table:table-cell>
          <table:table-cell table:style-name="ce2" office:value-type="string" calcext:value-type="string">
            <text:p>creature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----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8" office:value-type="string" calcext:value-type="string">
            <text:p>Summon: You gain 2 health.</text:p>
          </table:table-cell>
          <table:table-cell table:number-columns-repeated="101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8" office:value-type="string" calcext:value-type="string">
            <text:p>Infested Toad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---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Summon: Draw a card.</text:p>
          </table:table-cell>
          <table:table-cell table:number-columns-repeated="101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8" office:value-type="string" calcext:value-type="string">
            <text:p>Steelplume Nestling</text:p>
          </table:table-cell>
          <table:table-cell table:style-name="ce2" office:value-type="string" calcext:value-type="string">
            <text:p>creature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---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Summon: Draw a card.</text:p>
          </table:table-cell>
          <table:table-cell table:number-columns-repeated="101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8" office:value-type="string" calcext:value-type="string">
            <text:p>Venomous Bog Hopper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---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string" calcext:value-type="string">
            <text:p>Summon: Deal 2 damage to your opponent.</text:p>
          </table:table-cell>
          <table:table-cell table:number-columns-repeated="101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8" office:value-type="string" calcext:value-type="string">
            <text:p>Woodland Hunter</text:p>
          </table:table-cell>
          <table:table-cell table:style-name="ce2" office:value-type="string" calcext:value-type="string">
            <text:p>creature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---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string" calcext:value-type="string">
            <text:p>Summon: Deal 1 damage to your opponent.</text:p>
          </table:table-cell>
          <table:table-cell table:number-columns-repeated="101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8" office:value-type="string" calcext:value-type="string">
            <text:p>Sandsplat</text:p>
          </table:table-cell>
          <table:table-cell table:style-name="ce2" office:value-type="string" calcext:value-type="string">
            <text:p>creature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---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Summon: Draw a card.</text:p>
          </table:table-cell>
          <table:table-cell table:number-columns-repeated="101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8" office:value-type="string" calcext:value-type="string">
            <text:p>Chameleskulk</text:p>
          </table:table-cell>
          <table:table-cell table:style-name="ce2" office:value-type="string" calcext:value-type="string">
            <text:p>creature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----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Summon: Draw a card.</text:p>
          </table:table-cell>
          <table:table-cell table:number-columns-repeated="101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Eldritch Cyclops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----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Summon: Draw a card.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8" office:value-type="string" calcext:value-type="string">
            <text:p>Snail-eyed Hulker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----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Summon: Draw a card.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8" office:value-type="string" calcext:value-type="string">
            <text:p>Possessed Skull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----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Summon: Draw two cards.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8" office:value-type="string" calcext:value-type="string">
            <text:p>Eldritch Multiclops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----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Summon: Draw a card.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8" office:value-type="string" calcext:value-type="string">
            <text:p>Imp</text:p>
          </table:table-cell>
          <table:table-cell table:style-name="ce2" office:value-type="string" calcext:value-type="string">
            <text:p>creatur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-D-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8" office:value-type="string" calcext:value-type="string">
            <text:p>Voracious Imp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D-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8" office:value-type="string" calcext:value-type="string">
            <text:p>Rock Gobbler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-DG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8" office:value-type="string" calcext:value-type="string">
            <text:p>Blizzard Demon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CD-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8" office:value-type="string" calcext:value-type="string">
            <text:p>Flying Leech</text:p>
          </table:table-cell>
          <table:table-cell table:style-name="ce2" office:value-type="string" calcext:value-type="string">
            <text:p>creature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D-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8" office:value-type="string" calcext:value-type="string">
            <text:p>Screeching Nightmare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-D-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8" office:value-type="string" calcext:value-type="string">
            <text:p>Deathstalker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-D-L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8" office:value-type="string" calcext:value-type="string">
            <text:p>Night Howler</text:p>
          </table:table-cell>
          <table:table-cell table:style-name="ce2" office:value-type="string" calcext:value-type="string">
            <text:p>creature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-D---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8" office:value-type="string" calcext:value-type="string">
            <text:p>Summon: You lose 3 health.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8" office:value-type="string" calcext:value-type="string">
            <text:p>Soul Devourer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-D-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8" office:value-type="string" calcext:value-type="string">
            <text:p>Gnipper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-D-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8" office:value-type="string" calcext:value-type="string">
            <text:p>Venom Hedgehog</text:p>
          </table:table-cell>
          <table:table-cell table:style-name="ce2" office:value-type="string" calcext:value-type="string">
            <text:p>creature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--L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8" office:value-type="string" calcext:value-type="string">
            <text:p>Shiny Prowler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-GL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8" office:value-type="string" calcext:value-type="string">
            <text:p>Puff Biter</text:p>
          </table:table-cell>
          <table:table-cell table:style-name="ce2" office:value-type="string" calcext:value-type="string">
            <text:p>creature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--L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8" office:value-type="string" calcext:value-type="string">
            <text:p>Elite Bilespitter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---L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8" office:value-type="string" calcext:value-type="string">
            <text:p>Bilespitter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---L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8" office:value-type="string" calcext:value-type="string">
            <text:p>Possessed Abomination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C--L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8" office:value-type="string" calcext:value-type="string">
            <text:p>Shadow Biter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--L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8" office:value-type="string" calcext:value-type="string">
            <text:p>Hermit Slime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--G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8" office:value-type="string" calcext:value-type="string">
            <text:p>Giant Louse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---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8" office:value-type="string" calcext:value-type="string">
            <text:p>Dream-Eater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----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8" office:value-type="string" calcext:value-type="string">
            <text:p>Darkscale Predator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---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8" office:value-type="string" calcext:value-type="string">
            <text:p>Sea Ghost</text:p>
          </table:table-cell>
          <table:table-cell table:style-name="ce2" office:value-type="string" calcext:value-type="string">
            <text:p>creature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----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string" calcext:value-type="string">
            <text:p>Summon: You gain 1 health and deal\n1 damage to your opponent.</text:p>
          </table:table-cell>
          <table:table-cell table:number-columns-repeated="1013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8" office:value-type="string" calcext:value-type="string">
            <text:p>Gritsuck Troll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----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8" office:value-type="string" calcext:value-type="string">
            <text:p>Alpha Troll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---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8" office:value-type="string" calcext:value-type="string">
            <text:p>Mutant Troll</text:p>
          </table:table-cell>
          <table:table-cell table:style-name="ce2" office:value-type="string" calcext:value-type="string">
            <text:p>creature</text:p>
          </table:table-cell>
          <table:table-cell table:number-columns-repeated="3"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--G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8" office:value-type="string" calcext:value-type="string">
            <text:p>Rootkin Drone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--G-W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8" office:value-type="string" calcext:value-type="string">
            <text:p>Coppershell Tortoise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-G-W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8" office:value-type="string" calcext:value-type="string">
            <text:p>Steelplume Defender</text:p>
          </table:table-cell>
          <table:table-cell table:style-name="ce2" office:value-type="string" calcext:value-type="string">
            <text:p>creature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---W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8" office:value-type="string" calcext:value-type="string">
            <text:p>Staring Wickerbeast</text:p>
          </table:table-cell>
          <table:table-cell table:style-name="ce2" office:value-type="string" calcext:value-type="string">
            <text:p>creature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---W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8" office:value-type="string" calcext:value-type="string">
            <text:p>Flailing Hammerhead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----W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string" calcext:value-type="string">
            <text:p>Summon: Deal 2 damage to your opponent.</text:p>
          </table:table-cell>
          <table:table-cell table:number-columns-repeated="1013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8" office:value-type="string" calcext:value-type="string">
            <text:p>Giant Squid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----W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8" office:value-type="string" calcext:value-type="string">
            <text:p>Charging Boarhound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---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8" office:value-type="string" calcext:value-type="string">
            <text:p>Murglord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---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8" office:value-type="string" calcext:value-type="string">
            <text:p>Flying Murgling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C--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8" office:value-type="string" calcext:value-type="string">
            <text:p>Shuffling Nightmare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---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8" office:value-type="string" calcext:value-type="string">
            <text:p>Bog Bounder</text:p>
          </table:table-cell>
          <table:table-cell table:style-name="ce2" office:value-type="string" calcext:value-type="string">
            <text:p>creature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-----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8" office:value-type="string" calcext:value-type="string">
            <text:p>Summon: You gain 4 health.</text:p>
          </table:table-cell>
          <table:table-cell table:number-columns-repeated="1013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8" office:value-type="string" calcext:value-type="string">
            <text:p>Crusher</text:p>
          </table:table-cell>
          <table:table-cell table:style-name="ce2" office:value-type="string" calcext:value-type="string">
            <text:p>creature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--G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8" office:value-type="string" calcext:value-type="string">
            <text:p>Titan Prowler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---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8" office:value-type="string" calcext:value-type="string">
            <text:p>Crested Chomper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-D-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8" office:value-type="string" calcext:value-type="string">
            <text:p>Lumbering Giant</text:p>
          </table:table-cell>
          <table:table-cell table:style-name="ce2" office:value-type="string" calcext:value-type="string">
            <text:p>creature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---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8" office:value-type="string" calcext:value-type="string">
            <text:p>Shambler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----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string" calcext:value-type="string">
            <text:p>Summon: Deal 5 damage to your opponent.</text:p>
          </table:table-cell>
          <table:table-cell table:number-columns-repeated="101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8" office:value-type="string" calcext:value-type="string">
            <text:p>Scarlet Colossus</text:p>
          </table:table-cell>
          <table:table-cell table:style-name="ce2" office:value-type="string" calcext:value-type="string">
            <text:p>creature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---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8" office:value-type="string" calcext:value-type="string">
            <text:p>Corpse Guzzler</text:p>
          </table:table-cell>
          <table:table-cell table:style-name="ce2" office:value-type="string" calcext:value-type="string">
            <text:p>creature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--G-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Summon: Draw a card.</text:p>
          </table:table-cell>
          <table:table-cell table:number-columns-repeated="101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8" office:value-type="string" calcext:value-type="string">
            <text:p>Flying Corpse Guzzler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C--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8" office:value-type="string" calcext:value-type="string">
            <text:p>Slithering Nightmare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-D--W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8" office:value-type="string" calcext:value-type="string">
            <text:p>Restless Owl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C--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8" office:value-type="string" calcext:value-type="string">
            <text:p>Fighter Tick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CD--W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8" office:value-type="string" calcext:value-type="string">
            <text:p>Heartless Crow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C--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8" office:value-type="string" calcext:value-type="string">
            <text:p>Crazed Nose-pincher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C--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8" office:value-type="string" calcext:value-type="string">
            <text:p>Bloat Demon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C-G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8" office:value-type="string" calcext:value-type="string">
            <text:p>Abyss Nightmare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C--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8" office:value-type="string" calcext:value-type="string">
            <text:p>Boombeak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C----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8" office:value-type="string" calcext:value-type="string">
            <text:p>Summon: You gain 2 health.</text:p>
          </table:table-cell>
          <table:table-cell table:number-columns-repeated="101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8" office:value-type="string" calcext:value-type="string">
            <text:p>Eldritch Swooper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C--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8" office:value-type="string" calcext:value-type="string">
            <text:p>Flumpy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-G-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string" calcext:value-type="string">
            <text:p>Summon: Your opponent gains 1 health.</text:p>
          </table:table-cell>
          <table:table-cell table:number-columns-repeated="101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8" office:value-type="string" calcext:value-type="string">
            <text:p>Wurm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-G--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8" office:value-type="string" calcext:value-type="string">
            <text:p>Summon: You gain 2 health.</text:p>
          </table:table-cell>
          <table:table-cell table:number-columns-repeated="1013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8" office:value-type="string" calcext:value-type="string">
            <text:p>Spinekid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-G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8" office:value-type="string" calcext:value-type="string">
            <text:p>Rootkin Defender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--G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8" office:value-type="string" calcext:value-type="string">
            <text:p>Wildum</text:p>
          </table:table-cell>
          <table:table-cell table:style-name="ce2" office:value-type="string" calcext:value-type="string">
            <text:p>creature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--G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8" office:value-type="string" calcext:value-type="string">
            <text:p>Prairie Protector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-G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8" office:value-type="string" calcext:value-type="string">
            <text:p>Turta</text:p>
          </table:table-cell>
          <table:table-cell table:style-name="ce2" office:value-type="string" calcext:value-type="string">
            <text:p>creature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--G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8" office:value-type="string" calcext:value-type="string">
            <text:p>Lilly Hopper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--G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8" office:value-type="string" calcext:value-type="string">
            <text:p>Cave Crab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--G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8" office:value-type="string" calcext:value-type="string">
            <text:p>Stalagopod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---G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8" office:value-type="string" calcext:value-type="string">
            <text:p>Engulfer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--G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8" office:value-type="string" calcext:value-type="string">
            <text:p>Mole Demon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--G-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string" calcext:value-type="string">
            <text:p>Summon: Deal 1 damage to your opponent.</text:p>
          </table:table-cell>
          <table:table-cell table:number-columns-repeated="1013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8" office:value-type="string" calcext:value-type="string">
            <text:p>Mutating Rootkin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---G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8" office:value-type="string" calcext:value-type="string">
            <text:p>Deepwater Shellcrab</text:p>
          </table:table-cell>
          <table:table-cell table:style-name="ce2" office:value-type="string" calcext:value-type="string">
            <text:p>creature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--G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8" office:value-type="string" calcext:value-type="string">
            <text:p>King Shellcrab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---G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8" office:value-type="string" calcext:value-type="string">
            <text:p>Far-reaching Nightmare</text:p>
          </table:table-cell>
          <table:table-cell table:style-name="ce2" office:value-type="string" calcext:value-type="string">
            <text:p>creature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--G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8" office:value-type="string" calcext:value-type="string">
            <text:p>Worker Shellcrab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--G--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8" office:value-type="string" calcext:value-type="string">
            <text:p>Summon: You gain 3 health.</text:p>
          </table:table-cell>
          <table:table-cell table:number-columns-repeated="1013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8" office:value-type="string" calcext:value-type="string">
            <text:p>Rootkin Elder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---G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8" office:value-type="string" calcext:value-type="string">
            <text:p>Elder Engulfer</text:p>
          </table:table-cell>
          <table:table-cell table:style-name="ce2" office:value-type="string" calcext:value-type="string">
            <text:p>creature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----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8" office:value-type="string" calcext:value-type="string">
            <text:p>Gargoyle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--G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8" office:value-type="string" calcext:value-type="string">
            <text:p>Turta Knight</text:p>
          </table:table-cell>
          <table:table-cell table:style-name="ce2" office:value-type="string" calcext:value-type="string">
            <text:p>creature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---G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8" office:value-type="string" calcext:value-type="string">
            <text:p>Rootkin Leader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--G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8" office:value-type="string" calcext:value-type="string">
            <text:p>Tamed Bilespitter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--G--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8" office:value-type="string" calcext:value-type="string">
            <text:p>Summon: You gain 4 health.</text:p>
          </table:table-cell>
          <table:table-cell table:number-columns-repeated="1013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8" office:value-type="string" calcext:value-type="string">
            <text:p>Gargantua</text:p>
          </table:table-cell>
          <table:table-cell table:style-name="ce2" office:value-type="string" calcext:value-type="string">
            <text:p>creature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--G-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8" office:value-type="string" calcext:value-type="string">
            <text:p>Rootkin Warchief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--G-W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8" office:value-type="string" calcext:value-type="string">
            <text:p>Emperor Nightmare</text:p>
          </table:table-cell>
          <table:table-cell table:style-name="ce2" office:value-type="string" calcext:value-type="string">
            <text:p>creature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CDGLW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9" office:value-type="string" calcext:value-type="string">
            <text:p>Protein</text:p>
          </table:table-cell>
          <table:table-cell table:style-name="ce3" office:value-type="string" calcext:value-type="string">
            <text:p>itemGreen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-----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9" office:value-type="string" calcext:value-type="string">
            <text:p>Give a friendly creature +1/+1 and Breakthrough.</text:p>
          </table:table-cell>
          <table:table-cell table:number-columns-repeated="1013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9" office:value-type="string" calcext:value-type="string">
            <text:p>Royal Helm</text:p>
          </table:table-cell>
          <table:table-cell table:style-name="ce3" office:value-type="string" calcext:value-type="string">
            <text:p>itemGreen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-----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9" office:value-type="string" calcext:value-type="string">
            <text:p>Give a friendly creature +0/+3.</text:p>
          </table:table-cell>
          <table:table-cell table:number-columns-repeated="1013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9" office:value-type="string" calcext:value-type="string">
            <text:p>Serrated Shield</text:p>
          </table:table-cell>
          <table:table-cell table:style-name="ce3" office:value-type="string" calcext:value-type="string">
            <text:p>itemGreen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-----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9" office:value-type="string" calcext:value-type="string">
            <text:p>Give a friendly creature +1/+2.</text:p>
          </table:table-cell>
          <table:table-cell table:number-columns-repeated="1013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9" office:value-type="string" calcext:value-type="string">
            <text:p>Venomfruit</text:p>
          </table:table-cell>
          <table:table-cell table:style-name="ce3" office:value-type="string" calcext:value-type="string">
            <text:p>itemGree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---L-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9" office:value-type="string" calcext:value-type="string">
            <text:p>Give a friendly creature +1/+0 and Lethal.</text:p>
          </table:table-cell>
          <table:table-cell table:number-columns-repeated="1013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9" office:value-type="string" calcext:value-type="string">
            <text:p>Enchanted Hat</text:p>
          </table:table-cell>
          <table:table-cell table:style-name="ce3" office:value-type="string" calcext:value-type="string">
            <text:p>itemGree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-----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Give a friendly creature +0/+3.\nDraw a card.</text:p>
          </table:table-cell>
          <table:table-cell table:number-columns-repeated="1013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9" office:value-type="string" calcext:value-type="string">
            <text:p>Bolstering Bread</text:p>
          </table:table-cell>
          <table:table-cell table:style-name="ce3" office:value-type="string" calcext:value-type="string">
            <text:p>itemGree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--G--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9" office:value-type="string" calcext:value-type="string">
            <text:p>Give a friendly creature +1/+3 and Guard.</text:p>
          </table:table-cell>
          <table:table-cell table:number-columns-repeated="1013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9" office:value-type="string" calcext:value-type="string">
            <text:p>Wristguards</text:p>
          </table:table-cell>
          <table:table-cell table:style-name="ce3" office:value-type="string" calcext:value-type="string">
            <text:p>itemGree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-----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9" office:value-type="string" calcext:value-type="string">
            <text:p>Give a friendly creature +4/+0.</text:p>
          </table:table-cell>
          <table:table-cell table:number-columns-repeated="1013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9" office:value-type="string" calcext:value-type="string">
            <text:p>Blood Grapes</text:p>
          </table:table-cell>
          <table:table-cell table:style-name="ce3" office:value-type="string" calcext:value-type="string">
            <text:p>itemGreen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-D---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9" office:value-type="string" calcext:value-type="string">
            <text:p>Give a friendly creature +2/+1 and Drain.</text:p>
          </table:table-cell>
          <table:table-cell table:number-columns-repeated="1013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9" office:value-type="string" calcext:value-type="string">
            <text:p>Healthy Veggies</text:p>
          </table:table-cell>
          <table:table-cell table:style-name="ce3" office:value-type="string" calcext:value-type="string">
            <text:p>itemGreen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------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9" office:value-type="string" calcext:value-type="string">
            <text:p>Give a friendly creature +1/+4.</text:p>
          </table:table-cell>
          <table:table-cell table:number-columns-repeated="1013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9" office:value-type="string" calcext:value-type="string">
            <text:p>Heavy Shield</text:p>
          </table:table-cell>
          <table:table-cell table:style-name="ce3" office:value-type="string" calcext:value-type="string">
            <text:p>itemGreen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-----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9" office:value-type="string" calcext:value-type="string">
            <text:p>Give a friendly creature +2/+3.</text:p>
          </table:table-cell>
          <table:table-cell table:number-columns-repeated="1013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9" office:value-type="string" calcext:value-type="string">
            <text:p>Imperial Helm</text:p>
          </table:table-cell>
          <table:table-cell table:style-name="ce3" office:value-type="string" calcext:value-type="string">
            <text:p>itemGreen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------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9" office:value-type="string" calcext:value-type="string">
            <text:p>Give a friendly creature +0/+6.</text:p>
          </table:table-cell>
          <table:table-cell table:number-columns-repeated="1013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9" office:value-type="string" calcext:value-type="string">
            <text:p>Enchanted Cloth</text:p>
          </table:table-cell>
          <table:table-cell table:style-name="ce3" office:value-type="string" calcext:value-type="string">
            <text:p>itemGreen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-----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9" office:value-type="string" calcext:value-type="string">
            <text:p>Give a friendly creature +4/+3.</text:p>
          </table:table-cell>
          <table:table-cell table:number-columns-repeated="1013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9" office:value-type="string" calcext:value-type="string">
            <text:p>Enchanted Leather</text:p>
          </table:table-cell>
          <table:table-cell table:style-name="ce3" office:value-type="string" calcext:value-type="string">
            <text:p>itemGreen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------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9" office:value-type="string" calcext:value-type="string">
            <text:p>Give a friendly creature +2/+5.</text:p>
          </table:table-cell>
          <table:table-cell table:number-columns-repeated="1013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9" office:value-type="string" calcext:value-type="string">
            <text:p>Helm of Remedy</text:p>
          </table:table-cell>
          <table:table-cell table:style-name="ce3" office:value-type="string" calcext:value-type="string">
            <text:p>itemGreen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------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string" calcext:value-type="string">
            <text:p>Give a friendly creature +0/+6.\nYou gain 4 health.</text:p>
          </table:table-cell>
          <table:table-cell table:number-columns-repeated="1013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9" office:value-type="string" calcext:value-type="string">
            <text:p>Heavy Gauntlet</text:p>
          </table:table-cell>
          <table:table-cell table:style-name="ce3" office:value-type="string" calcext:value-type="string">
            <text:p>itemGreen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-----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9" office:value-type="string" calcext:value-type="string">
            <text:p>Give a friendly creature +4/+1.</text:p>
          </table:table-cell>
          <table:table-cell table:number-columns-repeated="1013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9" office:value-type="string" calcext:value-type="string">
            <text:p>High Protein</text:p>
          </table:table-cell>
          <table:table-cell table:style-name="ce3" office:value-type="string" calcext:value-type="string">
            <text:p>itemGreen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-----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9" office:value-type="string" calcext:value-type="string">
            <text:p>Give a friendly creature +3/+3 and Breakthrough.</text:p>
          </table:table-cell>
          <table:table-cell table:number-columns-repeated="1013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9" office:value-type="string" calcext:value-type="string">
            <text:p>Pie of Power</text:p>
          </table:table-cell>
          <table:table-cell table:style-name="ce3" office:value-type="string" calcext:value-type="string">
            <text:p>itemGreen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----W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9" office:value-type="string" calcext:value-type="string">
            <text:p>Give a friendly creature +4/+0 and Ward.</text:p>
          </table:table-cell>
          <table:table-cell table:number-columns-repeated="1013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9" office:value-type="string" calcext:value-type="string">
            <text:p>Light The Way</text:p>
          </table:table-cell>
          <table:table-cell table:style-name="ce3" office:value-type="string" calcext:value-type="string">
            <text:p>itemGree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-----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Give a friendly creature +2/+2.\nDraw a card.</text:p>
          </table:table-cell>
          <table:table-cell table:number-columns-repeated="1013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9" office:value-type="string" calcext:value-type="string">
            <text:p>Imperial Armour</text:p>
          </table:table-cell>
          <table:table-cell table:style-name="ce3" office:value-type="string" calcext:value-type="string">
            <text:p>itemGreen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------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9" office:value-type="string" calcext:value-type="string">
            <text:p>Give a friendly creature +5/+5.</text:p>
          </table:table-cell>
          <table:table-cell table:number-columns-repeated="1013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9" office:value-type="string" calcext:value-type="string">
            <text:p>Buckler</text:p>
          </table:table-cell>
          <table:table-cell table:style-name="ce3" office:value-type="string" calcext:value-type="string">
            <text:p>itemGreen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-----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9" office:value-type="string" calcext:value-type="string">
            <text:p>Give a friendly creature +1/+1.</text:p>
          </table:table-cell>
          <table:table-cell table:number-columns-repeated="1013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9" office:value-type="string" calcext:value-type="string">
            <text:p>Ward</text:p>
          </table:table-cell>
          <table:table-cell table:style-name="ce3" office:value-type="string" calcext:value-type="string">
            <text:p>itemGreen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----W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9" office:value-type="string" calcext:value-type="string">
            <text:p>Give a friendly creature Ward.</text:p>
          </table:table-cell>
          <table:table-cell table:number-columns-repeated="1013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9" office:value-type="string" calcext:value-type="string">
            <text:p>Grow Horns</text:p>
          </table:table-cell>
          <table:table-cell table:style-name="ce3" office:value-type="string" calcext:value-type="string">
            <text:p>itemGreen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--G--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Give a friendly creature Guard.\nDraw a card.</text:p>
          </table:table-cell>
          <table:table-cell table:number-columns-repeated="1013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9" office:value-type="string" calcext:value-type="string">
            <text:p>Grow Stingers</text:p>
          </table:table-cell>
          <table:table-cell table:style-name="ce3" office:value-type="string" calcext:value-type="string">
            <text:p>itemGree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---LW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9" office:value-type="string" calcext:value-type="string">
            <text:p>Give a friendly creature Lethal and Ward.</text:p>
          </table:table-cell>
          <table:table-cell table:number-columns-repeated="1013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9" office:value-type="string" calcext:value-type="string">
            <text:p>Grow Wings</text:p>
          </table:table-cell>
          <table:table-cell table:style-name="ce3" office:value-type="string" calcext:value-type="string">
            <text:p>itemGreen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C----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9" office:value-type="string" calcext:value-type="string">
            <text:p>Give a friendly creature Charge.</text:p>
          </table:table-cell>
          <table:table-cell table:number-columns-repeated="1013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10" office:value-type="string" calcext:value-type="string">
            <text:p>Throwing Knife</text:p>
          </table:table-cell>
          <table:table-cell table:style-name="ce4" office:value-type="string" calcext:value-type="string">
            <text:p>itemRed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style-name="ce4" office:value-type="string" calcext:value-type="string">
            <text:p>------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0" office:value-type="string" calcext:value-type="string">
            <text:p>Give an enemy creature -1/-1.</text:p>
          </table:table-cell>
          <table:table-cell table:number-columns-repeated="1013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10" office:value-type="string" calcext:value-type="string">
            <text:p>Staff of Suppression</text:p>
          </table:table-cell>
          <table:table-cell table:style-name="ce4" office:value-type="string" calcext:value-type="string">
            <text:p>itemRed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BCDGLW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0" office:value-type="string" calcext:value-type="string">
            <text:p>Remove all abilities from an enemy creature.</text:p>
          </table:table-cell>
          <table:table-cell table:number-columns-repeated="1013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10" office:value-type="string" calcext:value-type="string">
            <text:p>Pierce Armour</text:p>
          </table:table-cell>
          <table:table-cell table:style-name="ce4" office:value-type="string" calcext:value-type="string">
            <text:p>itemRed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--G--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0" office:value-type="string" calcext:value-type="string">
            <text:p>Remove Guard from an enemy creature.</text:p>
          </table:table-cell>
          <table:table-cell table:number-columns-repeated="1013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10" office:value-type="string" calcext:value-type="string">
            <text:p>Rune Axe</text:p>
          </table:table-cell>
          <table:table-cell table:style-name="ce4" office:value-type="string" calcext:value-type="string">
            <text:p>itemRed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string" calcext:value-type="string">
            <text:p>------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0" office:value-type="string" calcext:value-type="string">
            <text:p>Deal 2 damage to an enemy creature.</text:p>
          </table:table-cell>
          <table:table-cell table:number-columns-repeated="1013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10" office:value-type="string" calcext:value-type="string">
            <text:p>Cursed Sword</text:p>
          </table:table-cell>
          <table:table-cell table:style-name="ce4" office:value-type="string" calcext:value-type="string">
            <text:p>itemRed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-2" calcext:value-type="float">
            <text:p>-2</text:p>
          </table:table-cell>
          <table:table-cell table:style-name="ce4" office:value-type="string" calcext:value-type="string">
            <text:p>------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0" office:value-type="string" calcext:value-type="string">
            <text:p>Give an enemy creature -2/-2.</text:p>
          </table:table-cell>
          <table:table-cell table:number-columns-repeated="1013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10" office:value-type="string" calcext:value-type="string">
            <text:p>Cursed Scimitar</text:p>
          </table:table-cell>
          <table:table-cell table:style-name="ce4" office:value-type="string" calcext:value-type="string">
            <text:p>itemRed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-2" calcext:value-type="float">
            <text:p>-2</text:p>
          </table:table-cell>
          <table:table-cell table:style-name="ce4" office:value-type="string" calcext:value-type="string">
            <text:p>-----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string" calcext:value-type="string">
            <text:p>Give an enemy creature -2/-2.\nDeal 2 damage to your opponent.</text:p>
          </table:table-cell>
          <table:table-cell table:number-columns-repeated="1013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10" office:value-type="string" calcext:value-type="string">
            <text:p>Quick Shot</text:p>
          </table:table-cell>
          <table:table-cell table:style-name="ce4" office:value-type="string" calcext:value-type="string">
            <text:p>itemRed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string" calcext:value-type="string">
            <text:p>------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Deal 1 damage to an enemy creature.\nDraw a card.</text:p>
          </table:table-cell>
          <table:table-cell table:number-columns-repeated="1013"/>
        </table:table-row>
        <table:table-row table:style-name="ro1">
          <table:table-cell table:style-name="ce4" office:value-type="float" office:value="148" calcext:value-type="float">
            <text:p>148</text:p>
          </table:table-cell>
          <table:table-cell table:style-name="ce10" office:value-type="string" calcext:value-type="string">
            <text:p>Helm Crusher</text:p>
          </table:table-cell>
          <table:table-cell table:style-name="ce4" office:value-type="string" calcext:value-type="string">
            <text:p>itemRed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string" calcext:value-type="string">
            <text:p>BCDGLW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0" office:value-type="string" calcext:value-type="string">
            <text:p>Remove all abilities from an enemy creature,\nthen deal 2 damage to it.</text:p>
          </table:table-cell>
          <table:table-cell table:number-columns-repeated="1013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10" office:value-type="string" calcext:value-type="string">
            <text:p>Rootkin Ritual</text:p>
          </table:table-cell>
          <table:table-cell table:style-name="ce4" office:value-type="string" calcext:value-type="string">
            <text:p>itemRed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BCDGLW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Remove all abilities from an enemy creature.\nDraw a card.</text:p>
          </table:table-cell>
          <table:table-cell table:number-columns-repeated="1013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10" office:value-type="string" calcext:value-type="string">
            <text:p>Throwing Axe</text:p>
          </table:table-cell>
          <table:table-cell table:style-name="ce4" office:value-type="string" calcext:value-type="string">
            <text:p>itemRed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string" calcext:value-type="string">
            <text:p>------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0" office:value-type="string" calcext:value-type="string">
            <text:p>Deal 3 damage to an enemy creature.</text:p>
          </table:table-cell>
          <table:table-cell table:number-columns-repeated="1013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10" office:value-type="string" calcext:value-type="string">
            <text:p>Decimate</text:p>
          </table:table-cell>
          <table:table-cell table:style-name="ce4" office:value-type="string" calcext:value-type="string">
            <text:p>itemRed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99" calcext:value-type="float">
            <text:p>-99</text:p>
          </table:table-cell>
          <table:table-cell table:style-name="ce4" office:value-type="string" calcext:value-type="string">
            <text:p>BCDGLW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0" office:value-type="string" calcext:value-type="string">
            <text:p>Remove all abilities from an enemy creature,\nthen deal 99 damage to it.</text:p>
          </table:table-cell>
          <table:table-cell table:number-columns-repeated="1013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10" office:value-type="string" calcext:value-type="string">
            <text:p>Mighty Throwing Axe</text:p>
          </table:table-cell>
          <table:table-cell table:style-name="ce4" office:value-type="string" calcext:value-type="string">
            <text:p>itemRed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7" calcext:value-type="float">
            <text:p>-7</text:p>
          </table:table-cell>
          <table:table-cell table:style-name="ce4" office:value-type="string" calcext:value-type="string">
            <text:p>------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Deal 7 damage to an enemy creature.\nDraw a card.</text:p>
          </table:table-cell>
          <table:table-cell table:number-columns-repeated="1013"/>
        </table:table-row>
        <table:table-row table:style-name="ro1">
          <table:table-cell table:style-name="ce5" office:value-type="float" office:value="153" calcext:value-type="float">
            <text:p>153</text:p>
          </table:table-cell>
          <table:table-cell table:style-name="ce11" office:value-type="string" calcext:value-type="string">
            <text:p>Healing Potion</text:p>
          </table:table-cell>
          <table:table-cell table:style-name="ce5" office:value-type="string" calcext:value-type="string">
            <text:p>itemBlu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-----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Gain 5 health.</text:p>
          </table:table-cell>
          <table:table-cell table:number-columns-repeated="1013"/>
        </table:table-row>
        <table:table-row table:style-name="ro1">
          <table:table-cell table:style-name="ce5" office:value-type="float" office:value="154" calcext:value-type="float">
            <text:p>154</text:p>
          </table:table-cell>
          <table:table-cell table:style-name="ce11" office:value-type="string" calcext:value-type="string">
            <text:p>Poison</text:p>
          </table:table-cell>
          <table:table-cell table:style-name="ce5" office:value-type="string" calcext:value-type="string">
            <text:p>itemBlu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------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Deal 2 damage to your opponent.\nDraw a card.</text:p>
          </table:table-cell>
          <table:table-cell table:number-columns-repeated="1013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11" office:value-type="string" calcext:value-type="string">
            <text:p>Scroll of Firebolt</text:p>
          </table:table-cell>
          <table:table-cell table:style-name="ce5" office:value-type="string" calcext:value-type="string">
            <text:p>itemBlu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string" calcext:value-type="string">
            <text:p>------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Deal 3 damage.\nDeal 1 damage to your opponent</text:p>
          </table:table-cell>
          <table:table-cell table:number-columns-repeated="1013"/>
        </table:table-row>
        <table:table-row table:style-name="ro1">
          <table:table-cell table:style-name="ce5" office:value-type="float" office:value="156" calcext:value-type="float">
            <text:p>156</text:p>
          </table:table-cell>
          <table:table-cell table:style-name="ce11" office:value-type="string" calcext:value-type="string">
            <text:p>Major Life Steal Potion</text:p>
          </table:table-cell>
          <table:table-cell table:style-name="ce5" office:value-type="string" calcext:value-type="string">
            <text:p>itemBlue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-----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Deal 3 damage to your opponent and gain 3 health.</text:p>
          </table:table-cell>
          <table:table-cell table:number-columns-repeated="1013"/>
        </table:table-row>
        <table:table-row table:style-name="ro1">
          <table:table-cell table:style-name="ce5" office:value-type="float" office:value="157" calcext:value-type="float">
            <text:p>157</text:p>
          </table:table-cell>
          <table:table-cell table:style-name="ce11" office:value-type="string" calcext:value-type="string">
            <text:p>Life Sap Drop</text:p>
          </table:table-cell>
          <table:table-cell table:style-name="ce5" office:value-type="string" calcext:value-type="string">
            <text:p>itemBlu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string" calcext:value-type="string">
            <text:p>-----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Deal 1 damage, gain 1 health, and draw a card.</text:p>
          </table:table-cell>
          <table:table-cell table:number-columns-repeated="1013"/>
        </table:table-row>
        <table:table-row table:style-name="ro1">
          <table:table-cell table:style-name="ce5" office:value-type="float" office:value="158" calcext:value-type="float">
            <text:p>158</text:p>
          </table:table-cell>
          <table:table-cell table:style-name="ce11" office:value-type="string" calcext:value-type="string">
            <text:p>Tome of Thunder</text:p>
          </table:table-cell>
          <table:table-cell table:style-name="ce5" office:value-type="string" calcext:value-type="string">
            <text:p>itemBlu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4" calcext:value-type="float">
            <text:p>-4</text:p>
          </table:table-cell>
          <table:table-cell table:style-name="ce5" office:value-type="string" calcext:value-type="string">
            <text:p>------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Deal 4 damage.</text:p>
          </table:table-cell>
          <table:table-cell table:number-columns-repeated="1013"/>
        </table:table-row>
        <table:table-row table:style-name="ro1">
          <table:table-cell table:style-name="ce5" office:value-type="float" office:value="159" calcext:value-type="float">
            <text:p>159</text:p>
          </table:table-cell>
          <table:table-cell table:style-name="ce11" office:value-type="string" calcext:value-type="string">
            <text:p>Vial of Soul Drain</text:p>
          </table:table-cell>
          <table:table-cell table:style-name="ce5" office:value-type="string" calcext:value-type="string">
            <text:p>itemBlu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string" calcext:value-type="string">
            <text:p>-----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Deal 3 damage and gain 3 health.</text:p>
          </table:table-cell>
          <table:table-cell table:number-columns-repeated="1013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11" office:value-type="string" calcext:value-type="string">
            <text:p>Minor Life Steal Potion</text:p>
          </table:table-cell>
          <table:table-cell table:style-name="ce5" office:value-type="string" calcext:value-type="string">
            <text:p>itemBlu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-----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Deal 2 damage to your opponent and gain 2 health.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3" table:number-rows-spanned="1">
            <text:p>MIN</text:p>
          </table:table-cell>
          <table:covered-table-cell table:style-name="ce12"/>
          <table:covered-table-cell table:style-name="ce13"/>
          <table:table-cell table:style-name="ce6" table:formula="of:=MIN([.D2:.D161])" office:value-type="float" office:value="0" calcext:value-type="float">
            <text:p>0</text:p>
          </table:table-cell>
          <table:table-cell table:style-name="ce6" table:formula="of:=MIN([.E2:.E161])" office:value-type="float" office:value="-2" calcext:value-type="float">
            <text:p>-2</text:p>
          </table:table-cell>
          <table:table-cell table:style-name="ce6" table:formula="of:=MIN([.F2:.F161])" office:value-type="float" office:value="-99" calcext:value-type="float">
            <text:p>-99</text:p>
          </table:table-cell>
          <table:table-cell table:style-name="ce14" office:value-type="string" calcext:value-type="string">
            <text:p>------</text:p>
          </table:table-cell>
          <table:table-cell table:style-name="ce6" table:formula="of:=MIN([.H2:.H161])" office:value-type="float" office:value="-3" calcext:value-type="float">
            <text:p>-3</text:p>
          </table:table-cell>
          <table:table-cell table:style-name="ce6" table:formula="of:=MIN([.I2:.I161])" office:value-type="float" office:value="-5" calcext:value-type="float">
            <text:p>-5</text:p>
          </table:table-cell>
          <table:table-cell table:style-name="ce6" table:formula="of:=MIN([.J2:.J161])" office:value-type="float" office:value="0" calcext:value-type="float">
            <text:p>0</text:p>
          </table:table-cell>
          <table:table-cell table:style-name="ce14" office:value-type="string" calcext:value-type="string">
            <text:p>------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3" table:number-rows-spanned="1">
            <text:p>MAX</text:p>
          </table:table-cell>
          <table:covered-table-cell table:style-name="ce12"/>
          <table:covered-table-cell table:style-name="ce13"/>
          <table:table-cell table:style-name="ce6" table:formula="of:=MAX([.D2:.D161])" office:value-type="float" office:value="12" calcext:value-type="float">
            <text:p>12</text:p>
          </table:table-cell>
          <table:table-cell table:style-name="ce6" table:formula="of:=MAX([.E2:.E161])" office:value-type="float" office:value="12" calcext:value-type="float">
            <text:p>12</text:p>
          </table:table-cell>
          <table:table-cell table:style-name="ce6" table:formula="of:=MAX([.F2:.F161])" office:value-type="float" office:value="12" calcext:value-type="float">
            <text:p>12</text:p>
          </table:table-cell>
          <table:table-cell table:style-name="ce14" office:value-type="string" calcext:value-type="string">
            <text:p>------</text:p>
          </table:table-cell>
          <table:table-cell table:style-name="ce6" table:formula="of:=MAX([.H2:.H161])" office:value-type="float" office:value="5" calcext:value-type="float">
            <text:p>5</text:p>
          </table:table-cell>
          <table:table-cell table:style-name="ce6" table:formula="of:=MAX([.I2:.I161])" office:value-type="float" office:value="1" calcext:value-type="float">
            <text:p>1</text:p>
          </table:table-cell>
          <table:table-cell table:style-name="ce6" table:formula="of:=MAX([.J2:.J161])" office:value-type="float" office:value="2" calcext:value-type="float">
            <text:p>2</text:p>
          </table:table-cell>
          <table:table-cell table:style-name="ce14" office:value-type="string" calcext:value-type="string">
            <text:p>------</text:p>
          </table:table-cell>
          <table:table-cell table:number-columns-repeated="1013"/>
        </table:table-row>
        <table:table-row table:style-name="ro1" table:number-rows-repeated="838">
          <table:table-cell table:style-name="ce7"/>
          <table:table-cell/>
          <table:table-cell table:style-name="ce7" table:number-columns-repeated="8"/>
          <table:table-cell table:number-columns-repeated="1014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Лист1.$A$1" table:cell-range-address="$Лист1.$A$1:.$K$161"/>
        </table:named-expressions>
      </table:table>
      <table:named-expressions/>
      <table:database-ranges>
        <table:database-range table:name="__Anonymous_Sheet_DB__0" table:target-range-address="Лист1.A1:Лист1.K16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02" meta:object-count="0"/>
    <meta:generator>LibreOfficeDev/5.1.0.3$Linux_X86_64 LibreOffice_project/</meta:generator>
  </office:meta>
</office:document-meta>
</file>